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D000001534A998C4C381BCE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T1" style:family="text">
      <style:text-properties officeooo:rsid="000eb319"/>
    </style:style>
    <style:style style:name="T2" style:family="text">
      <style:text-properties officeooo:rsid="0011cc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- <text:span text:style-name="T1">804</text:span>: <text:span text:style-name="T2">CRIAR REMESSA</text:span> <text:span text:style-name="T1">PEÇAS – CENÁRIO 04</text:span></text:p>
      <text:p text:style-name="P1"/>
      <text:p text:style-name="P1"><draw:frame draw:style-name="fr1" draw:name="Figura1" text:anchor-type="paragraph" svg:width="17cm" svg:height="5.556cm" draw:z-index="0"><draw:image xlink:href="Pictures/100000000000040D000001534A998C4C381BCE0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20T14:00:59</dc:date>
    <meta:editing-duration>PT5H58M15S</meta:editing-duration>
    <meta:editing-cycles>13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9" meta:character-count="49" meta:non-whitespace-character-count="40"/>
  </office:meta>
</office:document-meta>
</file>